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12.67354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table:style-name="ce4"/>
          <table:table-cell office:value-type="float" office:value="0" table:formula="of:=[Лист1.$B2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0" table:formula="of:=[Лист1.$B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90" table:formula="of:=[Лист1.$B4]" table:style-name="ce1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400" table:formula="of:=[Лист1.$B5]" table:style-name="ce1">
            <text:p>4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0" table:formula="of:=[Лист1.$B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90" table:formula="of:=[Лист1.$B7]" table:style-name="ce1">
            <text:p>9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office:value-type="float" office:value="0" table:formula="of:=[Лист1.$B8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9]" table:style-name="ce1">
            <text:p>4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office:value-type="float" office:value="0" table:formula="of:=[Лист1.$B10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40" table:style-name="ce7">
            <text:p>40</text:p>
          </table:table-cell>
          <table:table-cell office:value-type="float" office:value="16" table:formula="of:=40*0.4" table:style-name="ce1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Лист1.$B12]" table:style-name="ce1">
            <text:p>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0" table:formula="of:=[Лист1.$B1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14]" table:style-name="ce1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0" table:formula="of:=[Лист1.$B15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office:value-type="float" office:value="0" table:formula="of:=[Лист1.$B16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0" table:formula="of:=[Лист1.$B17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office:value-type="float" office:value="0" table:formula="of:=[Лист1.$B18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office:value-type="float" office:value="0" table:formula="of:=[Лист1.$B19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0" table:formula="of:=[Лист1.$B20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office:value-type="float" office:value="0" table:formula="of:=[Лист1.$B2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200" table:formula="of:=[Лист1.$B22]" table:style-name="ce1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Лист1.$B23]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24]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25]" table:style-name="ce1">
            <text:p>2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table:style-name="ce4"/>
          <table:table-cell office:value-type="float" office:value="0" table:formula="of:=[Лист1.$B2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Лист1.$B27]" table:style-name="ce1">
            <text:p>6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office:value-type="float" office:value="0" table:formula="of:=[Лист1.$B28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office:value-type="float" office:value="0" table:formula="of:=[Лист1.$B29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office:value-type="float" office:value="0" table:formula="of:=[Лист1.$B30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office:value-type="float" office:value="0" table:formula="of:=[Лист1.$B3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32]" table:style-name="ce1">
            <text:p>4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office:value-type="float" office:value="0" table:formula="of:=[Лист1.$B33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34]" table:style-name="ce1">
            <text:p>3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office:value-type="float" office:value="0" table:formula="of:=[Лист1.$B35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Лист1.$B36]" table:style-name="ce1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37]" table:style-name="ce1">
            <text:p>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4 <text:s/>Колбаса Сервелат Кремлевский, ВЕС. ПОКОМ, кг</text:p>
          </table:table-cell>
          <table:table-cell table:style-name="ce4"/>
          <table:table-cell office:value-type="float" office:value="0" table:formula="of:=[Лист1.$B38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office:value-type="float" office:value="0" table:formula="of:=[Лист1.$B39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40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41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Лист1.$B42]" table:style-name="ce1">
            <text:p>6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200" table:formula="of:=[Лист1.$B43]" table:style-name="ce1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500" table:formula="of:=[Лист1.$B44]" table:style-name="ce1">
            <text:p>5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office:value-type="float" office:value="0" table:formula="of:=[Лист1.$B45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office:value-type="float" office:value="0" table:formula="of:=[Лист1.$B4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47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Лист1.$B48]" table:style-name="ce1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49]" table:style-name="ce1">
            <text:p>2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office:value-type="float" office:value="0" table:formula="of:=[Лист1.$B50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office:value-type="float" office:value="0" table:formula="of:=[Лист1.$B5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52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Лист1.$B53]" table:style-name="ce1">
            <text:p>3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370" table:formula="of:=SUM([.B2:.B53])" table:style-name="ce1">
            <text:p>2370</text:p>
          </table:table-cell>
          <table:table-cell office:value-type="float" office:value="2346" table:formula="of:=SUM([.C2:.C53])" table:style-name="ce1">
            <text:p>2346</text:p>
          </table:table-cell>
          <table:table-cell table:number-columns-repeated="1638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2-13T09:22:28Z</dc:date>
    <meta:print-date>2024-01-16T09:29:42Z</meta:print-date>
    <meta:editing-cycles>69</meta:editing-cycles>
    <meta:editing-duration>PT82077S</meta:editing-duration>
  </office:meta>
</office:document-meta>
</file>